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1aa8" officeooo:paragraph-rsid="00011aa8"/>
    </style:style>
    <style:style style:name="P2" style:family="paragraph" style:parent-style-name="Title" style:master-page-name="Standard">
      <style:paragraph-properties style:page-number="auto"/>
    </style:style>
    <style:style style:name="P3" style:family="paragraph" style:parent-style-name="Standard">
      <style:text-properties officeooo:rsid="0003eaf4" officeooo:paragraph-rsid="000179ce"/>
    </style:style>
    <style:style style:name="P4" style:family="paragraph" style:parent-style-name="Text_20_body" style:list-style-name="L1">
      <style:text-properties officeooo:rsid="00011aa8" officeooo:paragraph-rsid="00011aa8"/>
    </style:style>
    <style:style style:name="P5" style:family="paragraph" style:parent-style-name="Text_20_body" style:list-style-name="L2">
      <style:text-properties officeooo:rsid="00011aa8" officeooo:paragraph-rsid="000179ce"/>
    </style:style>
    <style:style style:name="P6" style:family="paragraph" style:parent-style-name="Text_20_body" style:list-style-name="L2">
      <style:text-properties officeooo:rsid="00166d01" officeooo:paragraph-rsid="00166d01"/>
    </style:style>
    <style:style style:name="P7" style:family="paragraph" style:parent-style-name="Text_20_body">
      <style:text-properties officeooo:rsid="00166d01" officeooo:paragraph-rsid="00166d01"/>
    </style:style>
    <style:style style:name="P8" style:family="paragraph" style:parent-style-name="Footer">
      <style:paragraph-properties fo:text-align="end" style:justify-single-word="false"/>
      <style:text-properties officeooo:rsid="0013b9c0" officeooo:paragraph-rsid="0013b9c0"/>
    </style:style>
    <style:style style:name="T1" style:family="text">
      <style:text-properties officeooo:rsid="00011aa8"/>
    </style:style>
    <style:style style:name="T2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blemi <text:span text:style-name="T1">&amp; Note</text:span></text:p>
      <text:p text:style-name="Text_20_body"/>
      <text:p text:style-name="P1">Problemi:</text:p>
      <text:list xml:id="list4107417330075350305" text:style-name="L1">
        <text:list-item>
          <text:p text:style-name="P4">Congestione di richieste di connessione su un unico advertiser</text:p>
        </text:list-item>
        <text:list-item>
          <text:p text:style-name="P4">BT4.0 è una macchina a stati e può stare in uno stato alla volta, quindi ho sta in advertiser per diffondere messaggi o sta in Initiation (scanning, standby, ecc) per cercare nuovi messaggi oppure non connettersi tanto per risparmiare energia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te:</text:p>
      <text:list xml:id="list2735699439777247109" text:style-name="L2">
        <text:list-item>
          <text:p text:style-name="P5">come fare a mettere nel pdu di advertising un “riassunto” univoco del messaggio ?</text:p>
          <text:list>
            <text:list-item>
              <text:p text:style-name="P6"><text:span text:style-name="T2">AdvData: 0-31byte</text:span></text:p>
            </text:list-item>
          </text:list>
        </text:list-item>
      </text:list>
      <text:p text:style-name="P7"><text:span text:style-name="T2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3b9c0" officeooo:paragraph-rsid="0013b9c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renzo Pagliari</meta:initial-creator>
    <meta:creation-date>2015-03-16T15:49:38.155000000</meta:creation-date>
    <dc:date>2015-03-16T16:44:17.866000000</dc:date>
    <dc:creator>Lorenzo Pagliari</dc:creator>
    <meta:editing-duration>PT39M2S</meta:editing-duration>
    <meta:editing-cycles>2</meta:editing-cycles>
    <meta:generator>LibreOffice/4.4.1.2$Windows_x86 LibreOffice_project/45e2de17089c24a1fa810c8f975a7171ba4cd432</meta:generator>
    <dc:subject>Problemi&amp;Note</dc:subject>
    <dc:title>Problemi&amp;Note</dc:title>
    <meta:document-statistic meta:table-count="0" meta:image-count="0" meta:object-count="0" meta:page-count="1" meta:paragraph-count="8" meta:word-count="75" meta:character-count="439" meta:non-whitespace-character-count="376"/>
  </office:meta>
</office:document-meta>
</file>